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9b3d1" officeooo:paragraph-rsid="0009b3d1" style:font-size-asian="12pt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c5bf4" officeooo:paragraph-rsid="000c5bf4" style:font-size-asian="12pt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fo:font-size="12pt" fo:font-weight="bold" officeooo:paragraph-rsid="000dbf95" style:font-size-asian="12pt" style:font-weight-asian="bold" style:font-name-complex="Helvetica"/>
    </style:style>
    <style:style style:name="P15" style:family="paragraph" style:parent-style-name="Standard">
      <style:paragraph-properties style:snap-to-layout-grid="false"/>
      <style:text-properties fo:font-size="12pt" officeooo:paragraph-rsid="000dbf95" style:font-size-asian="12pt"/>
    </style:style>
    <style:style style:name="P16" style:family="paragraph" style:parent-style-name="Standard">
      <style:text-properties fo:font-size="12pt" officeooo:paragraph-rsid="000dbf95" style:font-size-asian="12pt"/>
    </style:style>
    <style:style style:name="P17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  <style:text-properties officeooo:paragraph-rsid="000dbf95"/>
    </style:style>
    <style:style style:name="P24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9cdfa"/>
    </style:style>
    <style:style style:name="T2" style:family="text">
      <style:text-properties officeooo:rsid="000b7620"/>
    </style:style>
    <style:style style:name="T3" style:family="text">
      <style:text-properties officeooo:rsid="000dbf95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3" text:outline-level="3"><text:span text:style-name="T3">Real-Time Bridge Monitoring</text:span>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5"><text:span text:style-name="T3">45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6"><text:span text:style-name="T3">Dzana Kujan</text:span>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5"><text:span text:style-name="T3">07.11.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4"><text:span text:style-name="T3">-Design Document</text:span></text:p>
            <text:p text:style-name="P14"><text:span text:style-name="T3">-Requirements Document</text:span></text:p>
            <text:p text:style-name="P14"><text:span text:style-name="T3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4"><text:span text:style-name="T3">-Communication</text:span></text:p>
            <text:p text:style-name="P14"><text:span text:style-name="T3">-Last minute work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4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1">Meeting(1<text:span text:style-name="T3">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3">Requirements document (<text:span text:style-name="T3">1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3">Presentations <text:span text:style-name="T3">and Lecture</text:span>(<text:span text:style-name="T3">2.5), Policy doc feedback(0.5), Req. doc and Design doc (?), Meeting(?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2"/>
          </table:table-cell>
          <table:table-cell table:style-name="Table4.A11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7T15:58:14.55</dc:date>
    <meta:print-date>1998-10-09T11:53:00</meta:print-date>
    <meta:editing-cycles>17</meta:editing-cycles>
    <meta:editing-duration>PT16M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32" meta:word-count="61" meta:character-count="423" meta:non-whitespace-character-count="394"/>
  </office:meta>
</office:document-meta>
</file>